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2b73" officeooo:paragraph-rsid="00162b73"/>
    </style:style>
    <style:style style:name="P2" style:family="paragraph" style:parent-style-name="Standard">
      <style:text-properties officeooo:rsid="00167c9f" officeooo:paragraph-rsid="00167c9f"/>
    </style:style>
    <style:style style:name="P3" style:family="paragraph" style:parent-style-name="Standard">
      <style:text-properties officeooo:rsid="00167c9f" officeooo:paragraph-rsid="0017d773"/>
    </style:style>
    <style:style style:name="P4" style:family="paragraph" style:parent-style-name="Standard">
      <style:text-properties officeooo:rsid="0017d773" officeooo:paragraph-rsid="00167c9f"/>
    </style:style>
    <style:style style:name="P5" style:family="paragraph" style:parent-style-name="Standard">
      <style:text-properties style:text-underline-style="none" officeooo:rsid="0017d773" officeooo:paragraph-rsid="0017d773"/>
    </style:style>
    <style:style style:name="P6" style:family="paragraph" style:parent-style-name="Standard">
      <style:text-properties style:text-underline-style="none" officeooo:rsid="00167c9f" officeooo:paragraph-rsid="0017d773"/>
    </style:style>
    <style:style style:name="T1" style:family="text">
      <style:text-properties officeooo:rsid="00167c9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d773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17d773" style:font-style-asian="italic" style:font-style-complex="italic"/>
    </style:style>
    <style:style style:name="T6" style:family="text">
      <style:text-properties officeooo:rsid="0018b0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spberry Pi Cheat Sheet</text:p>
      <text:p text:style-name="P1"/>
      <text:p text:style-name="P1">Starting Up:</text:p>
      <text:p text:style-name="P1"><text:tab/>Plug in Raspberry Pi using the Micro USB plug</text:p>
      <text:p text:style-name="P1"><text:tab/>Login at the prompt</text:p>
      <text:p text:style-name="P1"><text:tab/><text:tab/>Username: pi</text:p>
      <text:p text:style-name="P1"><text:tab/><text:tab/>Password: raspberry</text:p>
      <text:p text:style-name="P1"><text:tab/><text:span text:style-name="T6">At the prompt ($), type 'startx'</text:span></text:p>
      <text:p text:style-name="P1"/>
      <text:p text:style-name="P1">Variables:</text:p>
      <text:p text:style-name="P1"><text:tab/>myColor = “yellow”</text:p>
      <text:p text:style-name="P1"><text:tab/>myNumber = 5</text:p>
      <text:p text:style-name="P1"><text:tab/>myList = [“red”, “yellow”, “blue”]</text:p>
      <text:p text:style-name="P1"/>
      <text:p text:style-name="P1">Conditions:</text:p>
      <text:p text:style-name="P1"><text:tab/>if myColor == “Yellow”:</text:p>
      <text:p text:style-name="P1"><text:tab/><text:tab/>print “You picked yellow!”</text:p>
      <text:p text:style-name="P1"><text:tab/>elif myColor == “Red”:</text:p>
      <text:p text:style-name="P1"><text:tab/><text:tab/>print “You picked red!”</text:p>
      <text:p text:style-name="P1"><text:tab/>else:</text:p>
      <text:p text:style-name="P1"><text:tab/><text:tab/>print “You picked some other color”</text:p>
      <text:p text:style-name="P1"/>
      <text:p text:style-name="P1">Loops:</text:p>
      <text:p text:style-name="P1"><text:tab/>for color in [“red”, “yellow”, “blue”]:</text:p>
      <text:p text:style-name="P1"><text:tab/><text:tab/>print color</text:p>
      <text:p text:style-name="P1"/>
      <text:p text:style-name="P1"><text:tab/>counter = 0</text:p>
      <text:p text:style-name="P1"><text:tab/>while (counter &lt; 4)</text:p>
      <text:p text:style-name="P1"><text:tab/><text:tab/>print “The count is: “, counter</text:p>
      <text:p text:style-name="P1"><text:tab/><text:tab/>counter = counter + 1</text:p>
      <text:p text:style-name="P1"/>
      <text:p text:style-name="P1">Functions:</text:p>
      <text:p text:style-name="P1"><text:tab/>def say_hello(name):</text:p>
      <text:p text:style-name="P1"><text:tab/><text:tab/>print “Hello, ”, name</text:p>
      <text:p text:style-name="P1"><text:tab/><text:tab/>return “Hello, “, name</text:p>
      <text:p text:style-name="P1"><text:tab/>say_hello(“Katie”):</text:p>
      <text:p text:style-name="P1"><text:tab/>greeting = say_hello(“Katie”)</text:p>
      <text:p text:style-name="P1"/>
      <text:p text:style-name="P1">Input:</text:p>
      <text:p text:style-name="P1"><text:tab/>print “Enter you name”</text:p>
      <text:p text:style-name="P1"><text:tab/>name = raw_input()</text:p>
      <text:p text:style-name="P1"><text:tab/>print “Hi, ”, name, “how are you?”</text:p>
      <text:p text:style-name="P1"/>
      <text:p text:style-name="P1">Objects:</text:p>
      <text:p text:style-name="P1"><text:tab/>class Ball:</text:p>
      <text:p text:style-name="P1"><text:tab/><text:tab/>color = “red”</text:p>
      <text:p text:style-name="P1"><text:tab/><text:tab/>size = “small”</text:p>
      <text:p text:style-name="P1"><text:tab/><text:tab/>direction = “”</text:p>
      <text:p text:style-name="P1"><text:tab/><text:tab/></text:p>
      <text:p text:style-name="P1"><text:tab/><text:tab/>def bounce(self)</text:p>
      <text:p text:style-name="P1"><text:tab/><text:tab/><text:tab/>if self.direction == “down”:</text:p>
      <text:p text:style-name="P1"><text:tab/><text:tab/><text:tab/><text:tab/>self.direction == “up”</text:p>
      <text:p text:style-name="P1"><text:tab/><text:span text:style-name="T1">myBall = Ball()</text:span></text:p>
      <text:p text:style-name="P1"><text:span text:style-name="T1"><text:tab/>myBall.direction = “down”</text:span></text:p>
      <text:p text:style-name="P1"><text:span text:style-name="T1"><text:tab/>myBall.color = “blue”</text:span></text:p>
      <text:p text:style-name="P1"><text:span text:style-name="T1"><text:tab/>myBall.bounce()</text:span></text:p>
      <text:p text:style-name="P1"/>
      <text:p text:style-name="P2">Modules:</text:p>
      <text:p text:style-name="P2"><text:tab/>import random</text:p>
      <text:p text:style-name="P2"><text:tab/>print random.randint(1, 100)</text:p>
      <text:p text:style-name="P2"/>
      <text:p text:style-name="P2"><text:span text:style-name="T2">You can find out about other modules at </text:span><text:a xlink:type="simple" xlink:href="http://docs.python.org/"><text:span text:style-name="T4">http://docs.python.org</text:span></text:a></text:p>
      <text:p text:style-name="P4"><text:span text:style-name="T4"/></text:p>
      <text:p text:style-name="P5"><text:span text:style-name="T2">Class slides: </text:span><text:span text:style-name="T4">http://bit.ly/17KS8VM</text:span></text:p>
      <text:p text:style-name="P6"><text:span text:style-name="T3"/></text:p>
      <text:p text:style-name="P6"><text:span text:style-name="T3">Other Links</text:span></text:p>
      <text:p text:style-name="P3"><text:a xlink:type="simple" xlink:href="https://github.com/kcunning/Katie-s-Rougish-PyGame"><text:span text:style-name="T4">https://github.com/kcunning/Katie-s-Rougish-PyGame</text:span></text:a></text:p>
      <text:p text:style-name="P2"><text:a xlink:type="simple" xlink:href="http://www.raspberrypi.org/quick-start-guide"><text:span text:style-name="T4">http://www.raspberrypi.org/quick-start-guide</text:span></text:a></text:p>
      <text:p text:style-name="P2"><text:span text:style-name="T4">http://www.raspberry.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columns fo:column-count="2" fo:column-gap="0in">
          <style:column style:rel-width="6786*" fo:start-indent="0in" fo:end-indent="0in"/>
          <style:column style:rel-width="67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7T11:03:33.731000000</meta:creation-date>
    <dc:date>2013-07-27T17:46:50.129000000</dc:date>
    <meta:editing-duration>PT6H27M25S</meta:editing-duration>
    <meta:editing-cycles>3</meta:editing-cycles>
    <meta:generator>LibreOffice/4.1.0.4$Windows_x86 LibreOffice_project/89ea49ddacd9aa532507cbf852f2bb22b1ace28</meta:generator>
    <meta:document-statistic meta:table-count="0" meta:image-count="0" meta:object-count="0" meta:page-count="1" meta:paragraph-count="57" meta:word-count="176" meta:character-count="1259" meta:non-whitespace-character-count="1077"/>
  </office:meta>
</office:document-meta>
</file>